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c06" officeooo:paragraph-rsid="00167c06"/>
    </style:style>
    <style:style style:name="P2" style:family="paragraph" style:parent-style-name="Standard">
      <style:text-properties officeooo:rsid="00167c06" officeooo:paragraph-rsid="00178a3d"/>
    </style:style>
    <style:style style:name="P3" style:family="paragraph" style:parent-style-name="Standard">
      <style:text-properties officeooo:rsid="00167c06" officeooo:paragraph-rsid="001e0b87"/>
    </style:style>
    <style:style style:name="P4" style:family="paragraph" style:parent-style-name="Standard">
      <style:text-properties fo:font-weight="bold" officeooo:rsid="00167c06" officeooo:paragraph-rsid="00167c06" style:font-weight-asian="bold" style:font-weight-complex="bold"/>
    </style:style>
    <style:style style:name="P5" style:family="paragraph" style:parent-style-name="Standard">
      <style:text-properties fo:font-size="22pt" style:font-size-asian="22pt" style:font-size-complex="22pt"/>
    </style:style>
    <style:style style:name="P6" style:family="paragraph" style:parent-style-name="Standard">
      <style:text-properties fo:font-size="22pt" officeooo:rsid="00167c06" officeooo:paragraph-rsid="001fc786" style:font-size-asian="22pt" style:font-size-complex="22pt"/>
    </style:style>
    <style:style style:name="P7" style:family="paragraph" style:parent-style-name="Standard">
      <style:text-properties fo:font-size="22pt" officeooo:rsid="00167c06" officeooo:paragraph-rsid="0021ec61" style:font-size-asian="22pt" style:font-size-complex="22pt"/>
    </style:style>
    <style:style style:name="P8" style:family="paragraph" style:parent-style-name="Standard">
      <style:text-properties fo:font-size="22pt" officeooo:rsid="00167c06" officeooo:paragraph-rsid="002ceb5d" style:font-size-asian="22pt" style:font-size-complex="22pt"/>
    </style:style>
    <style:style style:name="P9" style:family="paragraph" style:parent-style-name="Standard">
      <style:text-properties officeooo:rsid="001a30aa" officeooo:paragraph-rsid="001a30aa"/>
    </style:style>
    <style:style style:name="P10" style:family="paragraph" style:parent-style-name="Standard">
      <style:paragraph-properties fo:margin-top="0cm" fo:margin-bottom="0cm" loext:contextual-spacing="false"/>
      <style:text-properties fo:font-size="22pt" officeooo:rsid="00167c06" officeooo:paragraph-rsid="003fe90b" style:font-size-asian="22pt" style:font-size-complex="22pt"/>
    </style:style>
    <style:style style:name="P11" style:family="paragraph" style:parent-style-name="Standard">
      <style:paragraph-properties fo:margin-top="0cm" fo:margin-bottom="0cm" loext:contextual-spacing="false"/>
      <style:text-properties fo:font-size="22pt" officeooo:rsid="00167c06" officeooo:paragraph-rsid="0047643e" style:font-size-asian="22pt" style:font-size-complex="22pt"/>
    </style:style>
    <style:style style:name="P12" style:family="paragraph" style:parent-style-name="Standard">
      <style:paragraph-properties fo:margin-top="0cm" fo:margin-bottom="0cm" loext:contextual-spacing="false"/>
      <style:text-properties fo:font-size="22pt" officeooo:rsid="00167c06" officeooo:paragraph-rsid="00490e7b" style:font-size-asian="22pt" style:font-size-complex="22pt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03a4648"/>
    </style:style>
    <style:style style:name="P14" style:family="paragraph" style:parent-style-name="Standard">
      <style:paragraph-properties fo:margin-top="0cm" fo:margin-bottom="0cm" loext:contextual-spacing="false"/>
      <style:text-properties officeooo:paragraph-rsid="003b72fc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03c17d5"/>
    </style:style>
    <style:style style:name="P16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415ff0" style:font-size-asian="22pt" style:font-size-complex="22pt"/>
    </style:style>
    <style:style style:name="P17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41c76f" style:font-size-asian="22pt" style:font-size-complex="22pt"/>
    </style:style>
    <style:style style:name="P18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432423" style:font-size-asian="22pt" style:font-size-complex="22pt"/>
    </style:style>
    <style:style style:name="P19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490e7b" style:font-size-asian="22pt" style:font-size-complex="22pt"/>
    </style:style>
    <style:style style:name="P20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4e8328" style:font-size-asian="22pt" style:font-size-complex="22pt"/>
    </style:style>
    <style:style style:name="P21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4fd5de" style:font-size-asian="22pt" style:font-size-complex="22pt"/>
    </style:style>
    <style:style style:name="P22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51abf0" style:font-size-asian="22pt" style:font-size-complex="22pt"/>
    </style:style>
    <style:style style:name="P23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561ae5" style:font-size-asian="22pt" style:font-size-complex="22pt"/>
    </style:style>
    <style:style style:name="P24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4e17b5" style:font-size-asian="22pt" style:font-size-complex="22pt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font-size="22pt" officeooo:rsid="00167c06" officeooo:paragraph-rsid="004e17b5" style:font-size-asian="22pt" style:font-size-complex="22pt"/>
    </style:style>
    <style:style style:name="P26" style:family="paragraph" style:parent-style-name="Text_20_body">
      <style:paragraph-properties fo:margin-top="0cm" fo:margin-bottom="0cm" loext:contextual-spacing="false"/>
      <style:text-properties fo:font-size="22pt" officeooo:rsid="00167c06" officeooo:paragraph-rsid="0050e486" style:font-size-asian="22pt" style:font-size-complex="22pt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33ece9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3642bf"/>
    </style:style>
    <style:style style:name="P29" style:family="paragraph" style:parent-style-name="Text_20_body">
      <style:paragraph-properties fo:margin-top="0cm" fo:margin-bottom="0cm" loext:contextual-spacing="false"/>
      <style:text-properties officeooo:paragraph-rsid="00367a6a"/>
    </style:style>
    <style:style style:name="P30" style:family="paragraph" style:parent-style-name="Text_20_body">
      <style:paragraph-properties fo:margin-top="0cm" fo:margin-bottom="0cm" loext:contextual-spacing="false"/>
      <style:text-properties officeooo:paragraph-rsid="003b72fc"/>
    </style:style>
    <style:style style:name="P31" style:family="paragraph" style:parent-style-name="Text_20_body">
      <style:paragraph-properties fo:margin-top="0cm" fo:margin-bottom="0cm" loext:contextual-spacing="false"/>
      <style:text-properties officeooo:paragraph-rsid="003c17d5"/>
    </style:style>
    <style:style style:name="P32" style:family="paragraph" style:parent-style-name="Text_20_body">
      <style:text-properties fo:font-size="22pt" officeooo:rsid="00167c06" officeooo:paragraph-rsid="0022ccfc" style:font-size-asian="22pt" style:font-size-complex="22pt"/>
    </style:style>
    <style:style style:name="P33" style:family="paragraph" style:parent-style-name="Heading_20_3">
      <style:text-properties fo:font-size="22pt" officeooo:rsid="00167c06" officeooo:paragraph-rsid="002ceb5d" style:font-size-asian="22pt" style:font-size-complex="22pt"/>
    </style:style>
    <style:style style:name="P34" style:family="paragraph" style:parent-style-name="Heading_20_2">
      <style:text-properties fo:font-size="22pt" officeooo:rsid="00167c06" officeooo:paragraph-rsid="0022ccfc" style:font-size-asian="22pt" style:font-size-complex="22pt"/>
    </style:style>
    <style:style style:name="P35" style:family="paragraph" style:parent-style-name="Preformatted_20_Text">
      <style:text-properties fo:font-size="22pt" officeooo:rsid="00167c06" officeooo:paragraph-rsid="0021ec61" style:font-size-asian="22pt" style:font-size-complex="22pt"/>
    </style:style>
    <style:style style:name="P36" style:family="paragraph" style:parent-style-name="Preformatted_20_Text">
      <style:text-properties fo:font-size="22pt" officeooo:rsid="00167c06" officeooo:paragraph-rsid="0021fd7c" style:font-size-asian="22pt" style:font-size-complex="22pt"/>
    </style:style>
    <style:style style:name="P37" style:family="paragraph" style:parent-style-name="Preformatted_20_Text">
      <style:text-properties fo:font-size="22pt" officeooo:rsid="00167c06" officeooo:paragraph-rsid="0022ccfc" style:font-size-asian="22pt" style:font-size-complex="22pt"/>
    </style:style>
    <style:style style:name="P38" style:family="paragraph" style:parent-style-name="Preformatted_20_Text">
      <style:text-properties fo:font-size="22pt" officeooo:rsid="00167c06" officeooo:paragraph-rsid="002649aa" style:font-size-asian="22pt" style:font-size-complex="22pt"/>
    </style:style>
    <style:style style:name="P39" style:family="paragraph" style:parent-style-name="Preformatted_20_Text">
      <style:text-properties fo:font-size="16pt" officeooo:rsid="002649aa" officeooo:paragraph-rsid="002649aa" style:font-size-asian="16pt" style:font-size-complex="16pt"/>
    </style:style>
    <style:style style:name="P40" style:family="paragraph" style:parent-style-name="Standard" style:list-style-name="L1">
      <style:text-properties fo:font-weight="normal" officeooo:rsid="00167c06" officeooo:paragraph-rsid="00178a3d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167c06" officeooo:paragraph-rsid="001a30aa" style:font-weight-asian="normal" style:font-weight-complex="normal"/>
    </style:style>
    <style:style style:name="P42" style:family="paragraph" style:parent-style-name="Standard" style:list-style-name="L1">
      <style:text-properties fo:font-weight="normal" officeooo:rsid="0016fc68" officeooo:paragraph-rsid="00178a3d" style:font-weight-asian="normal" style:font-weight-complex="normal"/>
    </style:style>
    <style:style style:name="P43" style:family="paragraph" style:parent-style-name="Standard" style:list-style-name="L1">
      <style:text-properties fo:font-weight="normal" officeooo:rsid="00178a3d" officeooo:paragraph-rsid="00178a3d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1a30aa" officeooo:paragraph-rsid="001a30aa" style:font-weight-asian="normal" style:font-weight-complex="normal"/>
    </style:style>
    <style:style style:name="P45" style:family="paragraph" style:parent-style-name="Standard" style:list-style-name="L3">
      <style:text-properties fo:font-weight="normal" officeooo:rsid="001ae1f5" officeooo:paragraph-rsid="001ae1f5" style:font-weight-asian="normal" style:font-weight-complex="normal"/>
    </style:style>
    <style:style style:name="P46" style:family="paragraph" style:parent-style-name="Standard" style:list-style-name="L2">
      <style:text-properties officeooo:rsid="00167c06" officeooo:paragraph-rsid="001a30aa"/>
    </style:style>
    <style:style style:name="P47" style:family="paragraph" style:parent-style-name="Standard" style:list-style-name="L4">
      <style:text-properties officeooo:rsid="00167c06" officeooo:paragraph-rsid="00167c06"/>
    </style:style>
    <style:style style:name="P48" style:family="paragraph" style:parent-style-name="Standard" style:list-style-name="L4">
      <style:text-properties officeooo:rsid="00167c06" officeooo:paragraph-rsid="001ae1f5"/>
    </style:style>
    <style:style style:name="P49" style:family="paragraph" style:parent-style-name="Standard" style:list-style-name="L5">
      <style:text-properties officeooo:rsid="00167c06" officeooo:paragraph-rsid="00167c06"/>
    </style:style>
    <style:style style:name="P50" style:family="paragraph" style:parent-style-name="Standard" style:list-style-name="L5">
      <style:text-properties officeooo:rsid="00167c06" officeooo:paragraph-rsid="001cb625"/>
    </style:style>
    <style:style style:name="P51" style:family="paragraph" style:parent-style-name="Standard" style:list-style-name="L5">
      <style:text-properties officeooo:rsid="00167c06" officeooo:paragraph-rsid="001e0b87"/>
    </style:style>
    <style:style style:name="P52" style:family="paragraph" style:parent-style-name="Standard" style:list-style-name="L5">
      <style:text-properties officeooo:paragraph-rsid="001cb625"/>
    </style:style>
    <style:style style:name="P53" style:family="paragraph" style:parent-style-name="Standard" style:list-style-name="L6">
      <style:text-properties fo:font-size="22pt" officeooo:rsid="00167c06" officeooo:paragraph-rsid="0021ec61" style:font-size-asian="22pt" style:font-size-complex="22pt"/>
    </style:style>
    <style:style style:name="P54" style:family="paragraph" style:parent-style-name="Standard">
      <style:paragraph-properties fo:margin-top="0cm" fo:margin-bottom="0cm" loext:contextual-spacing="false"/>
      <style:text-properties fo:font-size="22pt" officeooo:rsid="00167c06" officeooo:paragraph-rsid="00490e7b" style:font-size-asian="22pt" style:font-size-complex="22pt"/>
    </style:style>
    <style:style style:name="P55" style:family="paragraph" style:parent-style-name="Text_20_body" style:list-style-name="L11">
      <style:text-properties fo:font-size="22pt" officeooo:rsid="00167c06" officeooo:paragraph-rsid="0022ccfc" style:font-size-asian="22pt" style:font-size-complex="22pt"/>
    </style:style>
    <style:style style:name="P56" style:family="paragraph" style:parent-style-name="Text_20_body" style:list-style-name="L13">
      <style:paragraph-properties fo:margin-top="0cm" fo:margin-bottom="0cm" loext:contextual-spacing="false"/>
      <style:text-properties fo:font-size="22pt" officeooo:rsid="00167c06" officeooo:paragraph-rsid="002fa22e" style:font-size-asian="22pt" style:font-size-complex="22pt"/>
    </style:style>
    <style:style style:name="P57" style:family="paragraph" style:parent-style-name="Text_20_body" style:list-style-name="L20">
      <style:paragraph-properties fo:margin-top="0cm" fo:margin-bottom="0cm" loext:contextual-spacing="false"/>
      <style:text-properties fo:font-size="22pt" officeooo:rsid="00167c06" officeooo:paragraph-rsid="00415ff0" style:font-size-asian="22pt" style:font-size-complex="22pt"/>
    </style:style>
    <style:style style:name="P58" style:family="paragraph" style:parent-style-name="Text_20_body" style:list-style-name="L21">
      <style:paragraph-properties fo:margin-top="0cm" fo:margin-bottom="0cm" loext:contextual-spacing="false"/>
      <style:text-properties fo:font-size="22pt" officeooo:rsid="00167c06" officeooo:paragraph-rsid="00415ff0" style:font-size-asian="22pt" style:font-size-complex="22pt"/>
    </style:style>
    <style:style style:name="P59" style:family="paragraph" style:parent-style-name="Text_20_body" style:list-style-name="L21">
      <style:paragraph-properties fo:margin-top="0cm" fo:margin-bottom="0cm" loext:contextual-spacing="false"/>
      <style:text-properties fo:font-size="22pt" officeooo:rsid="00167c06" officeooo:paragraph-rsid="0041c76f" style:font-size-asian="22pt" style:font-size-complex="22pt"/>
    </style:style>
    <style:style style:name="P60" style:family="paragraph" style:parent-style-name="Text_20_body" style:list-style-name="L21">
      <style:paragraph-properties fo:margin-top="0cm" fo:margin-bottom="0cm" loext:contextual-spacing="false"/>
      <style:text-properties fo:font-size="22pt" officeooo:rsid="00167c06" officeooo:paragraph-rsid="00432423" style:font-size-asian="22pt" style:font-size-complex="22pt"/>
    </style:style>
    <style:style style:name="P61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47643e" style:font-size-asian="22pt" style:font-size-complex="22pt"/>
    </style:style>
    <style:style style:name="P62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48ecf0" style:font-size-asian="22pt" style:font-size-complex="22pt"/>
    </style:style>
    <style:style style:name="P63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490e7b" style:font-size-asian="22pt" style:font-size-complex="22pt"/>
    </style:style>
    <style:style style:name="P64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4e787c" style:font-size-asian="22pt" style:font-size-complex="22pt"/>
    </style:style>
    <style:style style:name="P65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4e8328" style:font-size-asian="22pt" style:font-size-complex="22pt"/>
    </style:style>
    <style:style style:name="P66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4fd5de" style:font-size-asian="22pt" style:font-size-complex="22pt"/>
    </style:style>
    <style:style style:name="P67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51abf0" style:font-size-asian="22pt" style:font-size-complex="22pt"/>
    </style:style>
    <style:style style:name="P68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561ae5" style:font-size-asian="22pt" style:font-size-complex="22pt"/>
    </style:style>
    <style:style style:name="P69" style:family="paragraph" style:parent-style-name="Text_20_body" style:list-style-name="L22">
      <style:paragraph-properties fo:margin-top="0cm" fo:margin-bottom="0cm" loext:contextual-spacing="false"/>
      <style:text-properties fo:font-size="22pt" officeooo:rsid="00167c06" officeooo:paragraph-rsid="0058310e" style:font-size-asian="22pt" style:font-size-complex="22pt"/>
    </style:style>
    <style:style style:name="P70" style:family="paragraph" style:parent-style-name="Text_20_body" style:list-style-name="L23">
      <style:paragraph-properties fo:margin-top="0cm" fo:margin-bottom="0cm" loext:contextual-spacing="false"/>
      <style:text-properties fo:font-size="22pt" officeooo:rsid="00167c06" officeooo:paragraph-rsid="004ca10f" style:font-size-asian="22pt" style:font-size-complex="22pt"/>
    </style:style>
    <style:style style:name="P71" style:family="paragraph" style:parent-style-name="Text_20_body" style:list-style-name="L24">
      <style:paragraph-properties fo:margin-top="0cm" fo:margin-bottom="0cm" loext:contextual-spacing="false" fo:text-align="start" style:justify-single-word="false"/>
      <style:text-properties fo:font-size="22pt" officeooo:rsid="00167c06" officeooo:paragraph-rsid="004e17b5" style:font-size-asian="22pt" style:font-size-complex="22pt"/>
    </style:style>
    <style:style style:name="P72" style:family="paragraph" style:parent-style-name="Text_20_body" style:list-style-name="L25">
      <style:paragraph-properties fo:margin-top="0cm" fo:margin-bottom="0cm" loext:contextual-spacing="false"/>
      <style:text-properties fo:font-size="22pt" officeooo:rsid="00167c06" officeooo:paragraph-rsid="0051abf0" style:font-size-asian="22pt" style:font-size-complex="22pt"/>
    </style:style>
    <style:style style:name="P73" style:family="paragraph" style:parent-style-name="Text_20_body" style:list-style-name="L13">
      <style:paragraph-properties fo:margin-top="0cm" fo:margin-bottom="0cm" loext:contextual-spacing="false"/>
      <style:text-properties officeooo:paragraph-rsid="00335235"/>
    </style:style>
    <style:style style:name="P74" style:family="paragraph" style:parent-style-name="Text_20_body" style:list-style-name="L13">
      <style:paragraph-properties fo:margin-top="0cm" fo:margin-bottom="0cm" loext:contextual-spacing="false"/>
      <style:text-properties officeooo:paragraph-rsid="0033ece9"/>
    </style:style>
    <style:style style:name="P75" style:family="paragraph" style:parent-style-name="Text_20_body" style:list-style-name="L14">
      <style:paragraph-properties fo:margin-top="0cm" fo:margin-bottom="0cm" loext:contextual-spacing="false"/>
      <style:text-properties officeooo:paragraph-rsid="0033ece9"/>
    </style:style>
    <style:style style:name="P76" style:family="paragraph" style:parent-style-name="Text_20_body" style:list-style-name="L15">
      <style:paragraph-properties fo:margin-top="0cm" fo:margin-bottom="0cm" loext:contextual-spacing="false"/>
      <style:text-properties officeooo:paragraph-rsid="0033ece9"/>
    </style:style>
    <style:style style:name="P77" style:family="paragraph" style:parent-style-name="Text_20_body" style:list-style-name="L15">
      <style:paragraph-properties fo:margin-top="0cm" fo:margin-bottom="0cm" loext:contextual-spacing="false"/>
      <style:text-properties officeooo:paragraph-rsid="003642bf"/>
    </style:style>
    <style:style style:name="P78" style:family="paragraph" style:parent-style-name="Text_20_body" style:list-style-name="L15">
      <style:paragraph-properties fo:margin-top="0cm" fo:margin-bottom="0cm" loext:contextual-spacing="false"/>
      <style:text-properties officeooo:paragraph-rsid="00367a6a"/>
    </style:style>
    <style:style style:name="P79" style:family="paragraph" style:parent-style-name="Text_20_body" style:list-style-name="L16">
      <style:paragraph-properties fo:margin-top="0cm" fo:margin-bottom="0cm" loext:contextual-spacing="false"/>
      <style:text-properties officeooo:paragraph-rsid="00367a6a"/>
    </style:style>
    <style:style style:name="P80" style:family="paragraph" style:parent-style-name="Text_20_body" style:list-style-name="L17">
      <style:paragraph-properties fo:margin-top="0cm" fo:margin-bottom="0cm" loext:contextual-spacing="false"/>
      <style:text-properties officeooo:paragraph-rsid="003a4648"/>
    </style:style>
    <style:style style:name="P81" style:family="paragraph" style:parent-style-name="Text_20_body" style:list-style-name="L17">
      <style:paragraph-properties fo:margin-top="0cm" fo:margin-bottom="0cm" loext:contextual-spacing="false"/>
      <style:text-properties officeooo:paragraph-rsid="003b2dad"/>
    </style:style>
    <style:style style:name="P82" style:family="paragraph" style:parent-style-name="Text_20_body" style:list-style-name="L18">
      <style:paragraph-properties fo:margin-top="0cm" fo:margin-bottom="0cm" loext:contextual-spacing="false"/>
      <style:text-properties officeooo:paragraph-rsid="003b72fc"/>
    </style:style>
    <style:style style:name="P83" style:family="paragraph" style:parent-style-name="Text_20_body" style:list-style-name="L19">
      <style:paragraph-properties fo:margin-top="0cm" fo:margin-bottom="0cm" loext:contextual-spacing="false"/>
      <style:text-properties officeooo:paragraph-rsid="003c17d5"/>
    </style:style>
    <style:style style:name="P84" style:family="paragraph" style:parent-style-name="Text_20_body" style:list-style-name="L19">
      <style:paragraph-properties fo:margin-top="0cm" fo:margin-bottom="0cm" loext:contextual-spacing="false"/>
      <style:text-properties officeooo:paragraph-rsid="003d6bfa"/>
    </style:style>
    <style:style style:name="P85" style:family="paragraph" style:parent-style-name="Preformatted_20_Text" style:list-style-name="L7">
      <style:text-properties fo:font-size="22pt" officeooo:rsid="00167c06" officeooo:paragraph-rsid="001fc786" style:font-size-asian="22pt" style:font-size-complex="22pt"/>
    </style:style>
    <style:style style:name="P86" style:family="paragraph" style:parent-style-name="Preformatted_20_Text" style:list-style-name="L8">
      <style:text-properties fo:font-size="22pt" officeooo:rsid="00167c06" officeooo:paragraph-rsid="0021ec61" style:font-size-asian="22pt" style:font-size-complex="22pt"/>
    </style:style>
    <style:style style:name="P87" style:family="paragraph" style:parent-style-name="Preformatted_20_Text" style:list-style-name="L9">
      <style:text-properties fo:font-size="22pt" officeooo:rsid="00167c06" officeooo:paragraph-rsid="0021fd7c" style:font-size-asian="22pt" style:font-size-complex="22pt"/>
    </style:style>
    <style:style style:name="P88" style:family="paragraph" style:parent-style-name="Preformatted_20_Text" style:list-style-name="L10">
      <style:text-properties fo:font-size="22pt" officeooo:rsid="00167c06" officeooo:paragraph-rsid="0025d77d" style:font-size-asian="22pt" style:font-size-complex="22pt"/>
    </style:style>
    <style:style style:name="P89" style:family="paragraph" style:parent-style-name="Preformatted_20_Text" style:list-style-name="L11">
      <style:text-properties fo:font-size="22pt" officeooo:rsid="00167c06" officeooo:paragraph-rsid="002649aa" style:font-size-asian="22pt" style:font-size-complex="22pt"/>
    </style:style>
    <style:style style:name="P90" style:family="paragraph" style:parent-style-name="Preformatted_20_Text" style:list-style-name="L12">
      <style:text-properties fo:font-size="16pt" fo:font-weight="normal" officeooo:rsid="002649aa" officeooo:paragraph-rsid="002649aa" style:font-size-asian="16pt" style:font-weight-asian="normal" style:font-size-complex="16pt" style:font-weight-complex="normal"/>
    </style:style>
    <style:style style:name="T1" style:family="text">
      <style:text-properties officeooo:rsid="00178a3d"/>
    </style:style>
    <style:style style:name="T2" style:family="text">
      <style:text-properties officeooo:rsid="00198197"/>
    </style:style>
    <style:style style:name="T3" style:family="text">
      <style:text-properties officeooo:rsid="001997f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30aa" style:font-weight-asian="normal" style:font-weight-complex="normal"/>
    </style:style>
    <style:style style:name="T6" style:family="text">
      <style:text-properties fo:font-weight="normal" officeooo:rsid="001ae1f5" style:font-weight-asian="normal" style:font-weight-complex="normal"/>
    </style:style>
    <style:style style:name="T7" style:family="text">
      <style:text-properties fo:font-weight="normal" officeooo:rsid="001cb625" style:font-weight-asian="normal" style:font-weight-complex="normal"/>
    </style:style>
    <style:style style:name="T8" style:family="text">
      <style:text-properties fo:font-weight="normal" officeooo:rsid="001e0b87" style:font-weight-asian="normal" style:font-weight-complex="normal"/>
    </style:style>
    <style:style style:name="T9" style:family="text">
      <style:text-properties fo:font-size="22pt" fo:font-weight="normal" officeooo:rsid="001e0b87" style:font-size-asian="22pt" style:font-weight-asian="normal" style:font-size-complex="22pt" style:font-weight-complex="normal"/>
    </style:style>
    <style:style style:name="T10" style:family="text">
      <style:text-properties fo:font-size="22pt" fo:font-weight="bold" officeooo:rsid="001e0b87" style:font-size-asian="22pt" style:font-weight-asian="bold" style:font-size-complex="22pt" style:font-weight-complex="bold"/>
    </style:style>
    <style:style style:name="T11" style:family="text">
      <style:text-properties fo:font-size="22pt" fo:font-weight="bold" officeooo:rsid="003a4648" style:font-size-asian="22pt" style:font-weight-asian="bold" style:font-size-complex="22pt" style:font-weight-complex="bold"/>
    </style:style>
    <style:style style:name="T12" style:family="text">
      <style:text-properties fo:font-size="22pt" fo:font-weight="bold" officeooo:rsid="00167c06" style:font-size-asian="22pt" style:font-weight-asian="bold" style:font-size-complex="22pt" style:font-weight-complex="bold"/>
    </style:style>
    <style:style style:name="T13" style:family="text">
      <style:text-properties fo:font-size="22pt" fo:font-weight="bold" officeooo:rsid="003c17d5" style:font-size-asian="22pt" style:font-weight-asian="bold" style:font-size-complex="22pt" style:font-weight-complex="bold"/>
    </style:style>
    <style:style style:name="T14" style:family="text">
      <style:text-properties fo:font-size="16pt" fo:font-weight="normal" officeooo:rsid="001fc786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21ec61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21fd7c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22ccfc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25d77d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649aa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2fa22e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335235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340b7f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3642bf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367a6a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37a203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395f32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3a4648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3b2dad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3b72fc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3c17d5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3d6bfa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415ff0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41c76f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432423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444c5b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47643e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48ecf0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4ca10f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4e17b5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4e787c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4e8328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4fd5de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51abf0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538e1f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561ae5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56dffe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58310e" style:font-size-asian="16pt" style:font-weight-asian="normal" style:font-size-complex="16pt" style:font-weight-complex="normal"/>
    </style:style>
    <style:style style:name="T48" style:family="text">
      <style:text-properties fo:font-size="16pt" fo:font-weight="bold" officeooo:rsid="001fc786" style:font-size-asian="16pt" style:font-weight-asian="bold" style:font-size-complex="16pt" style:font-weight-complex="bold"/>
    </style:style>
    <style:style style:name="T49" style:family="text">
      <style:text-properties fo:font-size="16pt" fo:font-weight="bold" officeooo:rsid="0021ec61" style:font-size-asian="16pt" style:font-weight-asian="bold" style:font-size-complex="16pt" style:font-weight-complex="bold"/>
    </style:style>
    <style:style style:name="T50" style:family="text">
      <style:text-properties fo:font-size="16pt" fo:font-weight="bold" officeooo:rsid="0021fd7c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022ccfc" style:font-size-asian="16pt" style:font-weight-asian="bold" style:font-size-complex="16pt" style:font-weight-complex="bold"/>
    </style:style>
    <style:style style:name="T52" style:family="text">
      <style:text-properties fo:font-size="16pt" fo:font-weight="bold" officeooo:rsid="001e0b87" style:font-size-asian="16pt" style:font-weight-asian="bold" style:font-size-complex="16pt" style:font-weight-complex="bold"/>
    </style:style>
    <style:style style:name="T53" style:family="text">
      <style:text-properties fo:font-size="16pt" fo:font-weight="bold" officeooo:rsid="002fa22e" style:font-size-asian="16pt" style:font-weight-asian="bold" style:font-size-complex="16pt" style:font-weight-complex="bold"/>
    </style:style>
    <style:style style:name="T54" style:family="text">
      <style:text-properties fo:font-size="16pt" fo:font-weight="bold" officeooo:rsid="00340b7f" style:font-size-asian="16pt" style:font-weight-asian="bold" style:font-size-complex="16pt" style:font-weight-complex="bold"/>
    </style:style>
    <style:style style:name="T55" style:family="text">
      <style:text-properties fo:font-size="16pt" fo:font-weight="bold" officeooo:rsid="003642bf" style:font-size-asian="16pt" style:font-weight-asian="bold" style:font-size-complex="16pt" style:font-weight-complex="bold"/>
    </style:style>
    <style:style style:name="T56" style:family="text">
      <style:text-properties fo:font-size="16pt" fo:font-weight="bold" officeooo:rsid="00367a6a" style:font-size-asian="16pt" style:font-weight-asian="bold" style:font-size-complex="16pt" style:font-weight-complex="bold"/>
    </style:style>
    <style:style style:name="T57" style:family="text">
      <style:text-properties fo:font-size="16pt" fo:font-weight="bold" officeooo:rsid="00415ff0" style:font-size-asian="16pt" style:font-weight-asian="bold" style:font-size-complex="16pt" style:font-weight-complex="bold"/>
    </style:style>
    <style:style style:name="T58" style:family="text">
      <style:text-properties fo:font-size="16pt" fo:font-weight="bold" officeooo:rsid="0047643e" style:font-size-asian="16pt" style:font-weight-asian="bold" style:font-size-complex="16pt" style:font-weight-complex="bold"/>
    </style:style>
    <style:style style:name="T59" style:family="text">
      <style:text-properties fo:font-size="16pt" fo:font-weight="bold" officeooo:rsid="004e17b5" style:font-size-asian="16pt" style:font-weight-asian="bold" style:font-size-complex="16pt" style:font-weight-complex="bold"/>
    </style:style>
    <style:style style:name="T60" style:family="text">
      <style:text-properties fo:font-size="16pt" fo:font-weight="bold" officeooo:rsid="00538e1f" style:font-size-asian="16pt" style:font-weight-asian="bold" style:font-size-complex="16pt" style:font-weight-complex="bold"/>
    </style:style>
    <style:style style:name="T61" style:family="text">
      <style:text-properties fo:font-size="16pt" fo:font-weight="bold" officeooo:rsid="004fd5de" style:font-size-asian="16pt" style:font-weight-asian="bold" style:font-size-complex="16pt" style:font-weight-complex="bold"/>
    </style:style>
    <style:style style:name="T62" style:family="text">
      <style:text-properties fo:font-size="16pt" fo:font-weight="bold" officeooo:rsid="0050e486" style:font-size-asian="16pt" style:font-weight-asian="bold" style:font-size-complex="16pt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1e0b87" style:font-weight-asian="bold" style:font-weight-complex="bold"/>
    </style:style>
    <style:style style:name="T65" style:family="text">
      <style:text-properties fo:font-weight="bold" officeooo:rsid="003c17d5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基本类型: </text:p>
      <text:p text:style-name="P4"/>
      <text:p text:style-name="P2">数字 <text:s text:c="6"/></text:p>
      <text:list xml:id="list4604881336445883769" text:style-name="L1">
        <text:list-item>
          <text:p text:style-name="P42">Double <text:s/>Float <text:s/>Long <text:s/>Int <text:s/>Short <text:s/>Byte</text:p>
        </text:list-item>
        <text:list-item>
          <text:p text:style-name="P40">没有隐式拓宽转换<text:span text:style-name="T3">，但算数运算可转换</text:span></text:p>
        </text:list-item>
        <text:list-item>
          <text:p text:style-name="P40">数字面值可以用下划线划分</text:p>
        </text:list-item>
        <text:list-item>
          <text:p text:style-name="P40">可空化<text:span text:style-name="T1">、泛型会把数字装箱</text:span></text:p>
        </text:list-item>
        <text:list-item>
          <text:p text:style-name="P43">装箱后相等<text:span text:style-name="T2">（==）</text:span>但不同一<text:span text:style-name="T2">（===）</text:span></text:p>
        </text:list-item>
        <text:list-item>
          <text:p text:style-name="P43">位运算采用中缀方式</text:p>
        </text:list-item>
      </text:list>
      <text:p text:style-name="P1"/>
      <text:p text:style-name="P1">字符 </text:p>
      <text:list xml:id="list3322606897427122323" text:style-name="L2">
        <text:list-item>
          <text:p text:style-name="P44">Char</text:p>
        </text:list-item>
        <text:list-item>
          <text:p text:style-name="P41">没有隐式拓宽转换</text:p>
        </text:list-item>
        <text:list-item>
          <text:p text:style-name="P46"><text:span text:style-name="T4">可空化会被装箱</text:span><text:span text:style-name="T5">，不会保留同一性</text:span></text:p>
        </text:list-item>
      </text:list>
      <text:p text:style-name="P9"/>
      <text:p text:style-name="P1">布尔值 </text:p>
      <text:list xml:id="list8867326238704085863" text:style-name="L3">
        <text:list-item>
          <text:p text:style-name="P45">Boolean</text:p>
        </text:list-item>
        <text:list-item>
          <text:p text:style-name="P45">需要可空引用时会被装箱</text:p>
        </text:list-item>
      </text:list>
      <text:p text:style-name="P1"/>
      <text:p text:style-name="P1">数组 </text:p>
      <text:list xml:id="list5717021999936354933" text:style-name="L4">
        <text:list-item>
          <text:p text:style-name="P47"><text:span text:style-name="Source_20_Text"><text:span text:style-name="T4">Array</text:span></text:span></text:p>
        </text:list-item>
        <text:list-item>
          <text:p text:style-name="P48"><text:span text:style-name="Source_20_Text"><text:span text:style-name="T6">有get、set、size方法</text:span></text:span></text:p>
        </text:list-item>
        <text:list-item>
          <text:p text:style-name="P48"><text:span text:style-name="Source_20_Text"><text:span text:style-name="T6">arrayOf 、arrayofNulls 、Array创建数组</text:span></text:span></text:p>
        </text:list-item>
        <text:list-item>
          <text:p text:style-name="P48"><text:span text:style-name="Source_20_Text"><text:span text:style-name="T6">类型不可变</text:span></text:span></text:p>
        </text:list-item>
        <text:list-item>
          <text:p text:style-name="P48"><text:span text:style-name="Source_20_Text"><text:span text:style-name="T6">原生类型数组无装箱开销</text:span></text:span></text:p>
        </text:list-item>
      </text:list>
      <text:p text:style-name="P1"/>
      <text:p text:style-name="P1">字符串</text:p>
      <text:list xml:id="list5247517771594409220" text:style-name="L5">
        <text:list-item>
          <text:p text:style-name="P49"><text:span text:style-name="Source_20_Text"><text:span text:style-name="T4">String</text:span></text:span></text:p>
        </text:list-item>
        <text:list-item>
          <text:p text:style-name="P50"><text:span text:style-name="Source_20_Text"><text:span text:style-name="T7">可用[]、for-in访问字符</text:span></text:span></text:p>
        </text:list-item>
        <text:list-item>
          <text:p text:style-name="P52"><text:span text:style-name="Source_20_Text"><text:span text:style-name="T8">原声</text:span></text:span><text:span text:style-name="Source_20_Text"><text:span text:style-name="T7">字符串用 </text:span></text:span><text:span text:style-name="Source_20_Text"><text:span text:style-name="T8">”””</text:span></text:span></text:p>
        </text:list-item>
        <text:list-item>
          <text:p text:style-name="P51"><text:span text:style-name="Source_20_Text"><text:span text:style-name="T8">字符串中直接输出 $a、${a+b}</text:span></text:span></text:p>
        </text:list-item>
      </text:list>
      <text:p text:style-name="P3"><text:span text:style-name="Source_20_Text"><text:span text:style-name="T8"/></text:span></text:p>
      <text:p text:style-name="P3"><text:span text:style-name="Source_20_Text"><text:span text:style-name="T8"/></text:span></text:p>
      <text:p text:style-name="P6"><text:soft-page-break/><text:span text:style-name="Source_20_Text"><text:span text:style-name="T9"/></text:span></text:p>
      <text:p text:style-name="P6"><text:span text:style-name="Source_20_Text"><text:span text:style-name="T64">控制流:</text:span></text:span></text:p>
      <text:p text:style-name="P6"><text:span text:style-name="Source_20_Text"><text:span text:style-name="T9"/></text:span></text:p>
      <text:p text:style-name="P7"><text:span text:style-name="Source_20_Text"><text:span text:style-name="T48">if</text:span></text:span></text:p>
      <text:list xml:id="list2471103038166373122" text:style-name="L6">
        <text:list-item>
          <text:p text:style-name="P53"><text:span text:style-name="Emphasis"><text:span text:style-name="T14">if</text:span></text:span><text:span text:style-name="Source_20_Text"><text:span text:style-name="T14">是一个表达式，即它会返回一个值</text:span></text:span></text:p>
        </text:list-item>
      </text:list>
      <text:list xml:id="list7899915458767200965" text:style-name="L7">
        <text:list-item>
          <text:p text:style-name="P85"><text:span text:style-name="Source_20_Text"><text:span text:style-name="T14">if else 代替 ? :</text:span></text:span></text:p>
        </text:list-item>
        <text:list-item>
          <text:p text:style-name="P85"><text:span text:style-name="Source_20_Text"><text:span text:style-name="Emphasis"><text:span text:style-name="T14">if</text:span></text:span></text:span><text:span text:style-name="Source_20_Text"><text:span text:style-name="T14">的分支可以是代码块，最后的表达式作为该块的值</text:span></text:span></text:p>
        </text:list-item>
      </text:list>
      <text:p text:style-name="P35"><text:span text:style-name="Source_20_Text"><text:span text:style-name="T49">when</text:span></text:span></text:p>
      <text:list xml:id="list2238805126826689529" text:style-name="L8">
        <text:list-item>
          <text:p text:style-name="P86"><text:span text:style-name="Source_20_Text"><text:span text:style-name="T15">代替switch</text:span></text:span><text:span text:style-name="Source_20_Text"><text:span text:style-name="T26">， case -&gt; <text:s/>()</text:span></text:span></text:p>
        </text:list-item>
        <text:list-item>
          <text:p text:style-name="P86"><text:span text:style-name="Source_20_Text"><text:span text:style-name="T15">可以当作语句、表达式使用</text:span></text:span></text:p>
        </text:list-item>
        <text:list-item>
          <text:p text:style-name="P86"><text:span text:style-name="Source_20_Text"><text:span text:style-name="T15">多个分支条件若可用逗号分隔作同样处理</text:span></text:span></text:p>
        </text:list-item>
        <text:list-item>
          <text:p text:style-name="P86"><text:span text:style-name="Source_20_Text"><text:span text:style-name="T15">可以用任意表达式（而不只是常量）作为分支条件</text:span></text:span></text:p>
        </text:list-item>
        <text:list-item>
          <text:p text:style-name="P86"><text:span text:style-name="Source_20_Text"><text:span text:style-name="T15">可以用 in 、!in 作为分支条件</text:span></text:span></text:p>
        </text:list-item>
      </text:list>
      <text:p text:style-name="P36"><text:span text:style-name="Source_20_Text"><text:span text:style-name="T50">for</text:span></text:span></text:p>
      <text:list xml:id="list4058165153016311628" text:style-name="L9">
        <text:list-item>
          <text:p text:style-name="P87"><text:span text:style-name="Source_20_Text"><text:span text:style-name="Emphasis"><text:span text:style-name="T16">for</text:span></text:span></text:span><text:span text:style-name="Source_20_Text"><text:span text:style-name="T16"> in可以循环遍历任何提供了迭代器的对象</text:span></text:span></text:p>
        </text:list-item>
        <text:list-item>
          <text:p text:style-name="P87"><text:span text:style-name="Source_20_Text"><text:span text:style-name="T16">不可直接遍历数组</text:span></text:span></text:p>
        </text:list-item>
      </text:list>
      <text:p text:style-name="P37"><text:span text:style-name="Source_20_Text"><text:span text:style-name="T51">while</text:span></text:span></text:p>
      <text:list xml:id="list7043057248870335097" text:style-name="L10">
        <text:list-item>
          <text:p text:style-name="P88"><text:span text:style-name="Source_20_Text"><text:span text:style-name="Emphasis"><text:span text:style-name="T17">while</text:span></text:span></text:span><text:span text:style-name="Source_20_Text"><text:span text:style-name="T17"> 和 </text:span></text:span><text:span text:style-name="Source_20_Text"><text:span text:style-name="Emphasis"><text:span text:style-name="T17">do</text:span></text:span></text:span><text:span text:style-name="Source_20_Text"><text:span text:style-name="T17">..</text:span></text:span><text:span text:style-name="Source_20_Text"><text:span text:style-name="Emphasis"><text:span text:style-name="T17">while</text:span></text:span></text:span><text:span text:style-name="Source_20_Text"><text:span text:style-name="T17"> 照常使用</text:span></text:span></text:p>
        </text:list-item>
      </text:list>
      <text:h text:style-name="P34" text:outline-level="2"><text:bookmark text:name="break-与-continue-标签"/><text:span text:style-name="Source_20_Text"><text:span text:style-name="T51">Break 与 Continue 标签</text:span></text:span></text:h>
      <text:list xml:id="list657495379775381324" text:style-name="L11">
        <text:list-item>
          <text:p text:style-name="P55"><text:span text:style-name="Source_20_Text"><text:span text:style-name="T17">任何表达式都可以用标签（</text:span></text:span><text:span text:style-name="Source_20_Text"><text:span text:style-name="Emphasis"><text:span text:style-name="T17">label</text:span></text:span></text:span><text:span text:style-name="Source_20_Text"><text:span text:style-name="T17">）来标记</text:span></text:span></text:p>
        </text:list-item>
        <text:list-item>
          <text:p text:style-name="P89"><text:span text:style-name="Source_20_Text"><text:span text:style-name="T18">比如 </text:span></text:span><text:span text:style-name="Source_20_Text"><text:span text:style-name="T17">loop@ for(…</text:span></text:span><text:span text:style-name="Source_20_Text"><text:span text:style-name="T18"> ，可用break标签：</text:span></text:span><text:a xlink:type="simple" xlink:href="mailto:break@loop" text:style-name="Internet_20_link" text:visited-style-name="Visited_20_Internet_20_Link"><text:span text:style-name="Source_20_Text"><text:span text:style-name="T17">break@loop</text:span></text:span></text:a></text:p>
        </text:list-item>
      </text:list>
      <text:p text:style-name="P38"><text:span text:style-name="Source_20_Text"><text:span text:style-name="T19"/></text:span></text:p>
      <text:p text:style-name="P39">return 标签</text:p>
      <text:list xml:id="list6127093255104787888" text:style-name="L12">
        <text:list-item>
          <text:p text:style-name="P90">可指定标签，返回指定处</text:p>
        </text:list-item>
        <text:list-item>
          <text:p text:style-name="P90">从 lambda 表达式中返回可以用隐式标签</text:p>
        </text:list-item>
        <text:list-item>
          <text:p text:style-name="P90">可返回值 <text:span text:style-name="Source_20_Text">如:return @a 1</text:span></text:p>
        </text:list-item>
      </text:list>
      <text:p text:style-name="P38"><text:span text:style-name="Source_20_Text"><text:span text:style-name="T19"/></text:span></text:p>
      <text:p text:style-name="P37"><text:span text:style-name="Source_20_Text"><text:span text:style-name="T17"/></text:span></text:p>
      <text:p text:style-name="P32"><text:span text:style-name="Source_20_Text"><text:span text:style-name="T51"/></text:span></text:p>
      <text:p text:style-name="P8"><text:soft-page-break/><text:span text:style-name="Source_20_Text"><text:span text:style-name="T64">类和继承:</text:span></text:span></text:p>
      <text:p text:style-name="P8"/>
      <text:h text:style-name="P33" text:outline-level="3"><text:bookmark text:name="构造函数"/><text:span text:style-name="Source_20_Text"><text:span text:style-name="T52">构造函数</text:span></text:span></text:h>
      <text:list xml:id="list877394448670198355" text:style-name="L13">
        <text:list-item>
          <text:p text:style-name="P56"><text:span text:style-name="Source_20_Text"><text:span text:style-name="T20">主构造函数紧跟类名</text:span></text:span></text:p>
        </text:list-item>
        <text:list-item>
          <text:p text:style-name="P73"><text:span text:style-name="Source_20_Text"><text:span text:style-name="T21">若不声明，默认会有public不带参数的主构造函数</text:span></text:span></text:p>
        </text:list-item>
        <text:list-item>
          <text:p text:style-name="P74"><text:span text:style-name="Source_20_Text"><text:span text:style-name="T20">有注解或可见性修饰符，</text:span></text:span><text:span text:style-name="Emphasis"><text:span text:style-name="T20">constructor</text:span></text:span><text:span text:style-name="Source_20_Text"><text:span text:style-name="T20">不可省略</text:span></text:span></text:p>
        </text:list-item>
        <text:list-item>
          <text:p text:style-name="P74"><text:span text:style-name="Source_20_Text"><text:span text:style-name="T20">次构造函数需要调用主构造函数</text:span></text:span></text:p>
        </text:list-item>
      </text:list>
      <text:p text:style-name="P27"><text:span text:style-name="Source_20_Text"><text:span text:style-name="T53">继承</text:span></text:span></text:p>
      <text:list xml:id="list2157500188131732711" text:style-name="L14">
        <text:list-item>
          <text:p text:style-name="P75"><text:span text:style-name="Source_20_Text"><text:span text:style-name="T20">所有类都有一个共同的超类 Any</text:span></text:span></text:p>
        </text:list-item>
        <text:list-item>
          <text:p text:style-name="P75"><text:span text:style-name="Source_20_Text"><text:span text:style-name="T20">类默认final不可继承</text:span></text:span><text:span text:style-name="Source_20_Text"><text:span text:style-name="T22">，加open才可继承</text:span></text:span></text:p>
        </text:list-item>
        <text:list-item>
          <text:p text:style-name="P75"><text:span text:style-name="Source_20_Text"><text:span text:style-name="T22">继承使用冒号</text:span></text:span></text:p>
        </text:list-item>
        <text:list-item>
          <text:p text:style-name="P75"><text:span text:style-name="Source_20_Text"><text:span text:style-name="T22">内部类中访问外部类的超类</text:span></text:span><text:span text:style-name="Source_20_Text"><text:span text:style-name="T24">：super@Outer</text:span></text:span></text:p>
        </text:list-item>
      </text:list>
      <text:p text:style-name="P27"><text:span text:style-name="Source_20_Text"><text:span text:style-name="T54">覆盖方法</text:span></text:span></text:p>
      <text:list xml:id="list1447970338903181473" text:style-name="L15">
        <text:list-item>
          <text:p text:style-name="P76"><text:span text:style-name="Source_20_Text"><text:span text:style-name="T22">基类必须声明</text:span></text:span><text:span text:style-name="Source_20_Text"><text:span text:style-name="T23">open且子类必须声明override</text:span></text:span></text:p>
        </text:list-item>
        <text:list-item>
          <text:p text:style-name="P77"><text:span text:style-name="Source_20_Text"><text:span text:style-name="T23">override方法本身为open，可以加final禁止覆盖</text:span></text:span></text:p>
        </text:list-item>
        <text:list-item>
          <text:p text:style-name="P77"><text:span text:style-name="Source_20_Text"><text:span text:style-name="T23">接口及接口中方法</text:span></text:span><text:span text:style-name="Source_20_Text"><text:span text:style-name="T25">、抽象类及抽象方法</text:span></text:span><text:span text:style-name="Source_20_Text"><text:span text:style-name="T23">默认为</text:span></text:span><text:span text:style-name="Source_20_Text"><text:span text:style-name="T24">open</text:span></text:span></text:p>
        </text:list-item>
        <text:list-item>
          <text:p text:style-name="P77"><text:span text:style-name="Source_20_Text"><text:span text:style-name="T24">super&lt;Base&gt;区分超类型</text:span></text:span></text:p>
        </text:list-item>
      </text:list>
      <text:p text:style-name="P28"><text:span text:style-name="Source_20_Text"><text:span text:style-name="T55">覆盖属性</text:span></text:span></text:p>
      <text:list xml:id="list184031667634826" text:continue-numbering="true" text:style-name="L15">
        <text:list-item>
          <text:p text:style-name="P78"><text:span text:style-name="Source_20_Text"><text:span text:style-name="T22">基类必须声明</text:span></text:span><text:span text:style-name="Source_20_Text"><text:span text:style-name="T23">open且子类必须声明override</text:span></text:span></text:p>
        </text:list-item>
        <text:list-item>
          <text:p text:style-name="P78"><text:span text:style-name="Source_20_Text"><text:span text:style-name="T23">var属性可以覆盖val属性</text:span></text:span><text:span text:style-name="Source_20_Text"><text:span text:style-name="T24">，反之不行</text:span></text:span></text:p>
        </text:list-item>
      </text:list>
      <text:p text:style-name="P29"><text:span text:style-name="Source_20_Text"><text:span text:style-name="T56">伴生对象</text:span></text:span></text:p>
      <text:list xml:id="list1623455454660516683" text:style-name="L16">
        <text:list-item>
          <text:p text:style-name="P79"><text:span text:style-name="Source_20_Text"><text:span text:style-name="T24">没有静态方法</text:span></text:span><text:span text:style-name="Source_20_Text"><text:span text:style-name="T25">，伴生对象代替</text:span></text:span></text:p>
        </text:list-item>
      </text:list>
      <text:p text:style-name="P29"/>
      <text:p text:style-name="P29"><text:span text:style-name="Source_20_Text"><text:span text:style-name="T25"/></text:span></text:p>
      <text:p text:style-name="P29"><text:span text:style-name="Source_20_Text"><text:span text:style-name="T25"/></text:span></text:p>
      <text:p text:style-name="P29"><text:span text:style-name="Source_20_Text"><text:span text:style-name="T25"/></text:span></text:p>
      <text:p text:style-name="P29"><text:span text:style-name="Source_20_Text"><text:span text:style-name="T25"/></text:span></text:p>
      <text:p text:style-name="P29"><text:span text:style-name="Source_20_Text"><text:span text:style-name="T25"/></text:span></text:p>
      <text:p text:style-name="P29"><text:span text:style-name="Source_20_Text"><text:span text:style-name="T25"/></text:span></text:p>
      <text:p text:style-name="P29"><text:span text:style-name="Source_20_Text"><text:span text:style-name="T25"/></text:span></text:p>
      <text:p text:style-name="P13"><text:soft-page-break/><text:span text:style-name="Source_20_Text"><text:span text:style-name="T11">属性和字段</text:span></text:span><text:span text:style-name="Source_20_Text"><text:span text:style-name="T12">:</text:span></text:span></text:p>
      <text:p text:style-name="P13"><text:span text:style-name="Source_20_Text"><text:span text:style-name="T10"/></text:span></text:p>
      <text:list xml:id="list3353920925455021550" text:style-name="L17">
        <text:list-item>
          <text:p text:style-name="P80"><text:span text:style-name="Source_20_Text"><text:span text:style-name="T27">var表示可变的，val表示不可变的</text:span></text:span></text:p>
        </text:list-item>
        <text:list-item>
          <text:p text:style-name="P80"><text:span text:style-name="Source_20_Text"><text:span text:style-name="T27">var可设置get、set方法，val可设置get方法</text:span></text:span></text:p>
        </text:list-item>
        <text:list-item>
          <text:p text:style-name="P80"><text:span text:style-name="Source_20_Text"><text:span text:style-name="T27">kotlin1.1后get方法可推导出类型，不用声明</text:span></text:span></text:p>
        </text:list-item>
        <text:list-item>
          <text:p text:style-name="P81"><text:span text:style-name="Source_20_Text"><text:span text:style-name="T28">属性的get、set方法可用private等改变可见性</text:span></text:span></text:p>
        </text:list-item>
        <text:list-item>
          <text:p text:style-name="P81"><text:span text:style-name="Source_20_Text"><text:span text:style-name="T28">属性的get、set方法中可用filed访问幕后字段</text:span></text:span></text:p>
        </text:list-item>
        <text:list-item>
          <text:p text:style-name="P81"><text:span text:style-name="Source_20_Text"><text:span text:style-name="T28">若幕后字段filed不使用，可用幕后属性</text:span></text:span></text:p>
        </text:list-item>
        <text:list-item>
          <text:p text:style-name="P81"><text:span text:style-name="Source_20_Text"><text:span text:style-name="T28">const只能形容val，且不能有set、get方法</text:span></text:span></text:p>
        </text:list-item>
        <text:list-item>
          <text:p text:style-name="P81"><text:span text:style-name="Source_20_Text"><text:span text:style-name="T28">lateinit可延迟初始化属性</text:span></text:span></text:p>
        </text:list-item>
      </text:list>
      <text:p text:style-name="P30"><text:span text:style-name="Source_20_Text"><text:span text:style-name="T29"/></text:span></text:p>
      <text:p text:style-name="P14"><text:span text:style-name="Source_20_Text"><text:span text:style-name="T12">接口:</text:span></text:span></text:p>
      <text:p text:style-name="P14"><text:span text:style-name="Source_20_Text"><text:span text:style-name="T12"/></text:span></text:p>
      <text:list xml:id="list2070255794184764464" text:style-name="L18">
        <text:list-item>
          <text:p text:style-name="P82"><text:span text:style-name="Source_20_Text"><text:span text:style-name="T28">可有抽象方法和实现方法</text:span></text:span></text:p>
        </text:list-item>
        <text:list-item>
          <text:p text:style-name="P82"><text:span text:style-name="Source_20_Text"><text:span text:style-name="T28">属性必须</text:span></text:span><text:span text:style-name="Source_20_Text"><text:span text:style-name="T29">为</text:span></text:span><text:span text:style-name="Source_20_Text"><text:span text:style-name="T28">抽象属性或提供访问器</text:span></text:span><text:span text:style-name="Source_20_Text"><text:span text:style-name="T29">，且没有幕后字段</text:span></text:span><text:span text:style-name="Source_20_Text"><text:span text:style-name="T28">filed</text:span></text:span></text:p>
        </text:list-item>
      </text:list>
      <text:p text:style-name="P30"><text:span text:style-name="Source_20_Text"><text:span text:style-name="T28"/></text:span></text:p>
      <text:p text:style-name="P15"><text:span text:style-name="Source_20_Text"><text:span text:style-name="T13">可见性修饰符</text:span></text:span><text:span text:style-name="Source_20_Text"><text:span text:style-name="T12">:</text:span></text:span></text:p>
      <text:p text:style-name="P31"><text:span text:style-name="Source_20_Text"><text:span text:style-name="T30"/></text:span></text:p>
      <text:list xml:id="list4469261510533526674" text:style-name="L19">
        <text:list-item>
          <text:p text:style-name="P83"><text:span text:style-name="Source_20_Text"><text:span text:style-name="T30">private 类内部可见</text:span></text:span></text:p>
        </text:list-item>
        <text:list-item>
          <text:p text:style-name="P83"><text:span text:style-name="Source_20_Text"><text:span text:style-name="T30">protected 类内部及子类可见</text:span></text:span></text:p>
        </text:list-item>
        <text:list-item>
          <text:p text:style-name="P83"><text:span text:style-name="Source_20_Text"><text:span text:style-name="T30">internal 类声明的本模块内任何客户端可见</text:span></text:span></text:p>
        </text:list-item>
        <text:list-item>
          <text:p text:style-name="P83"><text:span text:style-name="Source_20_Text"><text:span text:style-name="T30">public 类声明的任何客户端可见</text:span></text:span></text:p>
        </text:list-item>
        <text:list-item>
          <text:p text:style-name="P83"><text:span text:style-name="Source_20_Text"><text:span text:style-name="T30">不修饰时默认为</text:span></text:span><text:span text:style-name="Source_20_Text"><text:span text:style-name="T31">public</text:span></text:span></text:p>
        </text:list-item>
        <text:list-item>
          <text:p text:style-name="P83"><text:span text:style-name="Source_20_Text"><text:span text:style-name="T30">外部类不能访问内部类 private成员</text:span></text:span></text:p>
        </text:list-item>
        <text:list-item>
          <text:p text:style-name="P84"><text:span text:style-name="Source_20_Text"><text:span text:style-name="T31">protected成员被覆盖后默认还为protected</text:span></text:span></text:p>
        </text:list-item>
        <text:list-item>
          <text:p text:style-name="P84"><text:span text:style-name="Source_20_Text"><text:span text:style-name="T31">修饰主构造函数可见性时不能省略constructor关键字</text:span></text:span></text:p>
        </text:list-item>
        <text:list-item>
          <text:p text:style-name="P84"><text:span text:style-name="Source_20_Text"><text:span text:style-name="T31">局部变量、局部函数和局部类不能有可见性修饰符</text:span></text:span></text:p>
        </text:list-item>
      </text:list>
      <text:p text:style-name="P8"><text:span text:style-name="Source_20_Text"><text:span text:style-name="T64"/></text:span></text:p>
      <text:p text:style-name="P8"><text:span text:style-name="Source_20_Text"><text:span text:style-name="T64"/></text:span></text:p>
      <text:p text:style-name="P8"><text:span text:style-name="Source_20_Text"><text:span text:style-name="T64"/></text:span></text:p>
      <text:p text:style-name="P10"><text:soft-page-break/><text:span text:style-name="Source_20_Text"><text:span text:style-name="T65">扩展</text:span></text:span><text:span text:style-name="Source_20_Text"><text:span text:style-name="T63">:</text:span></text:span></text:p>
      <text:list xml:id="list4206871673516122307" text:style-name="L20">
        <text:list-item>
          <text:p text:style-name="P57"><text:span text:style-name="Source_20_Text"><text:span text:style-name="T31">扩展类功能无需继承或装饰</text:span></text:span></text:p>
        </text:list-item>
        <text:list-item>
          <text:p text:style-name="P57"><text:span text:style-name="Source_20_Text"><text:span text:style-name="T31">伴生对象也可扩展函数和属性</text:span></text:span></text:p>
        </text:list-item>
        <text:list-item>
          <text:p text:style-name="P57"><text:span text:style-name="Source_20_Text"><text:span text:style-name="T31">一般在顶层定义扩展</text:span></text:span></text:p>
        </text:list-item>
        <text:list-item>
          <text:p text:style-name="P57"><text:span text:style-name="Source_20_Text"><text:span text:style-name="T31">扩展函数和属性可以声明为</text:span></text:span><text:span text:style-name="Source_20_Text"><text:span text:style-name="T35">open，子类中可覆盖</text:span></text:span></text:p>
        </text:list-item>
      </text:list>
      <text:p text:style-name="P16"><text:span text:style-name="Source_20_Text"><text:span text:style-name="T56">扩展函数</text:span></text:span><text:span text:style-name="Source_20_Text"><text:span text:style-name="T57">：</text:span></text:span></text:p>
      <text:list xml:id="list47888235922336889" text:style-name="L21">
        <text:list-item>
          <text:p text:style-name="P58"><text:span text:style-name="Source_20_Text"><text:span text:style-name="T31">扩展函数内部</text:span></text:span><text:span text:style-name="Source_20_Text"><text:span text:style-name="T32">this指被扩展者即扩展接受者</text:span></text:span></text:p>
        </text:list-item>
        <text:list-item>
          <text:p text:style-name="P58"><text:span text:style-name="Source_20_Text"><text:span text:style-name="T32">若同名，成员函数会覆盖扩展函数</text:span></text:span></text:p>
        </text:list-item>
        <text:list-item>
          <text:p text:style-name="P58"><text:span text:style-name="Source_20_Text"><text:span text:style-name="T32">可以为可空接受者定义扩展</text:span></text:span></text:p>
        </text:list-item>
        <text:list-item>
          <text:p text:style-name="P58"><text:span text:style-name="Source_20_Text"><text:span text:style-name="T32">没有实际函数插入类中</text:span></text:span></text:p>
        </text:list-item>
      </text:list>
      <text:p text:style-name="P17"><text:span text:style-name="Source_20_Text"><text:span text:style-name="T56">扩展属性</text:span></text:span><text:span text:style-name="Source_20_Text"><text:span text:style-name="T57">：</text:span></text:span></text:p>
      <text:list xml:id="list184031600839052" text:continue-numbering="true" text:style-name="L21">
        <text:list-item>
          <text:p text:style-name="P59"><text:span text:style-name="Source_20_Text"><text:span text:style-name="T32">没有实际函数插入类中</text:span></text:span><text:span text:style-name="Source_20_Text"><text:span text:style-name="T33">，无幕后字段</text:span></text:span></text:p>
        </text:list-item>
        <text:list-item>
          <text:p text:style-name="P59"><text:span text:style-name="Source_20_Text"><text:span text:style-name="T33">扩展属性不能有初始化器</text:span></text:span></text:p>
        </text:list-item>
      </text:list>
      <text:p text:style-name="P18"><text:span text:style-name="Source_20_Text"><text:span text:style-name="T56">扩展接受者和分发接收者</text:span></text:span><text:span text:style-name="Source_20_Text"><text:span text:style-name="T57">：</text:span></text:span></text:p>
      <text:list xml:id="list184032331661449" text:continue-numbering="true" text:style-name="L21">
        <text:list-item>
          <text:p text:style-name="P60"><text:span text:style-name="Source_20_Text"><text:span text:style-name="T34">A类中扩展B类，A叫分发接受者，B叫扩展接受者</text:span></text:span></text:p>
        </text:list-item>
        <text:list-item>
          <text:p text:style-name="P60"><text:span text:style-name="Source_20_Text"><text:span text:style-name="T33">扩展函数中可直接调用</text:span></text:span><text:span text:style-name="Source_20_Text"><text:span text:style-name="T34">A、B类中方法</text:span></text:span></text:p>
        </text:list-item>
        <text:list-item>
          <text:p text:style-name="P60"><text:span text:style-name="Source_20_Text"><text:span text:style-name="T34">若重名则优先调用B即扩展接受者</text:span></text:span></text:p>
        </text:list-item>
        <text:list-item>
          <text:p text:style-name="P60"><text:span text:style-name="Source_20_Text"><text:span text:style-name="T34">扩展函数中this指扩展接受者</text:span></text:span></text:p>
        </text:list-item>
        <text:list-item>
          <text:p text:style-name="P60"><text:span text:style-name="Source_20_Text"><text:span text:style-name="T34">扩展函数中调用分发接受者使用this@A 限定符</text:span></text:span></text:p>
          <text:p text:style-name="P59"/>
        </text:list-item>
      </text:list>
      <text:p text:style-name="P16"><text:span text:style-name="Source_20_Text"><text:span text:style-name="T57"/></text:span></text:p>
      <text:p text:style-name="P16"><text:span text:style-name="Source_20_Text"><text:span text:style-name="T57"/></text:span></text:p>
      <text:p text:style-name="P16"><text:span text:style-name="Source_20_Text"><text:span text:style-name="T57"/></text:span></text:p>
      <text:p text:style-name="P16"><text:span text:style-name="Source_20_Text"><text:span text:style-name="T57"/></text:span></text:p>
      <text:p text:style-name="P16"><text:span text:style-name="Source_20_Text"><text:span text:style-name="T57"/></text:span></text:p>
      <text:p text:style-name="P16"><text:soft-page-break/><text:span text:style-name="Source_20_Text"><text:span text:style-name="T57"/></text:span></text:p>
      <text:p text:style-name="P11"><text:span text:style-name="Source_20_Text"><text:span text:style-name="T65">数据类</text:span></text:span><text:span text:style-name="Source_20_Text"><text:span text:style-name="T63">:</text:span></text:span></text:p>
      <text:list xml:id="list1820051956207158091" text:style-name="L22">
        <text:list-item>
          <text:p text:style-name="P61"><text:span text:style-name="Source_20_Text"><text:span text:style-name="T36">data修饰，主构造函数至少一个参数</text:span></text:span></text:p>
        </text:list-item>
        <text:list-item>
          <text:p text:style-name="P61"><text:span text:style-name="Source_20_Text"><text:span text:style-name="T36">若要有无参构造函数，则主构造函数使用默认值</text:span></text:span></text:p>
        </text:list-item>
        <text:list-item>
          <text:p text:style-name="P61"><text:span text:style-name="Source_20_Text"><text:span text:style-name="T36">主构造函数参数必须用var或val修饰、</text:span></text:span></text:p>
        </text:list-item>
        <text:list-item>
          <text:p text:style-name="P61"><text:span text:style-name="Source_20_Text"><text:span text:style-name="T36">copy函数</text:span></text:span></text:p>
        </text:list-item>
      </text:list>
      <text:p text:style-name="P11"><text:span text:style-name="Source_20_Text"><text:span text:style-name="T65">密封类</text:span></text:span><text:span text:style-name="Source_20_Text"><text:span text:style-name="T63">:</text:span></text:span></text:p>
      <text:list xml:id="list184031336119091" text:continue-numbering="true" text:style-name="L22">
        <text:list-item>
          <text:p text:style-name="P61"><text:span text:style-name="Source_20_Text"><text:span text:style-name="T36">sealed修饰，存放有限集中的类型</text:span></text:span><text:span text:style-name="Source_20_Text"><text:span text:style-name="T37">（类似于枚举）</text:span></text:span></text:p>
        </text:list-item>
        <text:list-item>
          <text:p text:style-name="P61"><text:span text:style-name="Source_20_Text"><text:span text:style-name="T37">子类必须在同文件中,子类的子类可以不放在同文件中</text:span></text:span></text:p>
        </text:list-item>
        <text:list-item>
          <text:p text:style-name="P61"><text:span text:style-name="Source_20_Text"><text:span text:style-name="T37">不能实例化，构造函数默认private</text:span></text:span></text:p>
        </text:list-item>
        <text:list-item>
          <text:p text:style-name="P62"><text:span text:style-name="Source_20_Text"><text:span text:style-name="T37">结合when表达式方便覆盖所有情况</text:span></text:span></text:p>
        </text:list-item>
      </text:list>
      <text:p text:style-name="P12"><text:span text:style-name="Source_20_Text"><text:span text:style-name="T65">泛型</text:span></text:span><text:span text:style-name="Source_20_Text"><text:span text:style-name="T63">:</text:span></text:span></text:p>
      <text:list xml:id="list184032886471627" text:continue-numbering="true" text:style-name="L22">
        <text:list-item>
          <text:p text:style-name="P63"><text:span text:style-name="Source_20_Text"><text:span text:style-name="T36">只能读取对象的叫生产者</text:span></text:span><text:span text:style-name="Source_20_Text"><text:span text:style-name="T38">，只能写入的对象叫消费者</text:span></text:span></text:p>
        </text:list-item>
        <text:list-item>
          <text:p text:style-name="P64"><text:span text:style-name="Source_20_Text"><text:span text:style-name="T40">T : U 表示T上界为U类型，默认上界为Any?</text:span></text:span></text:p>
        </text:list-item>
      </text:list>
      <text:p text:style-name="P19"><text:span text:style-name="Source_20_Text"><text:span text:style-name="T58">声明处型变</text:span></text:span></text:p>
      <text:list xml:id="list3404952208772631836" text:style-name="L23">
        <text:list-item>
          <text:p text:style-name="P70"><text:span text:style-name="Source_20_Text"><text:span text:style-name="T38">out T表示只能生产返回，in T表示只能消费写入</text:span></text:span></text:p>
        </text:list-item>
      </text:list>
      <text:p text:style-name="P19"><text:span text:style-name="Source_20_Text"><text:span text:style-name="T58">类型投影</text:span></text:span></text:p>
      <text:list xml:id="list6092243334949923749" text:style-name="L24">
        <text:list-item>
          <text:p text:style-name="P71"><text:span text:style-name="Source_20_Text"><text:span text:style-name="T39">out Any相当于 ? extends Object</text:span></text:span></text:p>
        </text:list-item>
        <text:list-item>
          <text:p text:style-name="P71"><text:span text:style-name="Source_20_Text"><text:span text:style-name="T39">in String相当于 ? super String</text:span></text:span></text:p>
        </text:list-item>
      </text:list>
      <text:p text:style-name="P24"><text:span text:style-name="Source_20_Text"><text:span text:style-name="T59">星</text:span></text:span><text:span text:style-name="Source_20_Text"><text:span text:style-name="T58">投影</text:span></text:span></text:p>
      <text:list xml:id="list184033235285026" text:continue-numbering="true" text:style-name="L24">
        <text:list-item>
          <text:p text:style-name="P71"><text:span text:style-name="Source_20_Text"><text:span text:style-name="T39">对于&lt;in T,out U&gt;,&lt;*,*&gt;表示&lt;in nothing，out Any?&gt;</text:span></text:span></text:p>
        </text:list-item>
      </text:list>
      <text:p text:style-name="P25"><text:span text:style-name="Source_20_Text"><text:span text:style-name="T39"/></text:span></text:p>
      <text:p text:style-name="P12"><text:span text:style-name="Source_20_Text"><text:span text:style-name="T65"/></text:span></text:p>
      <text:p text:style-name="P12"><text:span text:style-name="Source_20_Text"><text:span text:style-name="T65"/></text:span></text:p>
      <text:p text:style-name="P12"><text:span text:style-name="Source_20_Text"><text:span text:style-name="T65"/></text:span></text:p>
      <text:p text:style-name="P12"><text:soft-page-break/><text:span text:style-name="Source_20_Text"><text:span text:style-name="T65">嵌套类和内部类</text:span></text:span><text:span text:style-name="Source_20_Text"><text:span text:style-name="T63">:</text:span></text:span></text:p>
      <text:list xml:id="list184031951910665" text:continue-list="list184032886471627" text:style-name="L22">
        <text:list-item>
          <text:p text:style-name="P63"><text:span text:style-name="Source_20_Text"><text:span text:style-name="T36">嵌套类声明在其他类中</text:span></text:span><text:span text:style-name="Source_20_Text"><text:span text:style-name="T41">，不可访问外部类成员</text:span></text:span></text:p>
        </text:list-item>
        <text:list-item>
          <text:p text:style-name="P65"><text:span text:style-name="Source_20_Text"><text:span text:style-name="T36">内部类声明在其他类中</text:span></text:span><text:span text:style-name="Source_20_Text"><text:span text:style-name="T41">，且用inner修饰，可访问外部类成员</text:span></text:span></text:p>
        </text:list-item>
        <text:list-item>
          <text:p text:style-name="P65"><text:span text:style-name="Source_20_Text"><text:span text:style-name="T41">内部类持外部类引用，嵌套类不持有外部类引用</text:span></text:span></text:p>
        </text:list-item>
      </text:list>
      <text:p text:style-name="P20"><text:span text:style-name="Source_20_Text"><text:span text:style-name="T41"/></text:span></text:p>
      <text:p text:style-name="P12"><text:span text:style-name="Source_20_Text"><text:span text:style-name="T65">枚举类</text:span></text:span><text:span text:style-name="Source_20_Text"><text:span text:style-name="T63">:</text:span></text:span></text:p>
      <text:list xml:id="list184033032229432" text:continue-numbering="true" text:style-name="L22">
        <text:list-item>
          <text:p text:style-name="P63"><text:span text:style-name="Source_20_Text"><text:span text:style-name="T36">用于实现类型安全的枚举</text:span></text:span></text:p>
        </text:list-item>
        <text:list-item>
          <text:p text:style-name="P63"><text:span text:style-name="Source_20_Text"><text:span text:style-name="T36">每个枚举常量都是一个对象</text:span></text:span><text:span text:style-name="Source_20_Text"><text:span text:style-name="T42">，逗号隔开</text:span></text:span></text:p>
        </text:list-item>
        <text:list-item>
          <text:p text:style-name="P63"><text:span text:style-name="Source_20_Text"><text:span text:style-name="T42">枚举常量可以实现自己的匿名类</text:span></text:span></text:p>
        </text:list-item>
        <text:list-item>
          <text:p text:style-name="P63"><text:span text:style-name="Source_20_Text"><text:span text:style-name="T42">可用valueOf和values访问枚举常量</text:span></text:span></text:p>
        </text:list-item>
        <text:list-item>
          <text:p text:style-name="P66"><text:span text:style-name="Source_20_Text"><text:span text:style-name="T42">可用enumValues&lt;T&gt;和enumValueOf&lt;T&gt;访问枚举常量</text:span></text:span></text:p>
        </text:list-item>
      </text:list>
      <text:p text:style-name="P21"><text:span text:style-name="Source_20_Text"><text:span text:style-name="T42"/></text:span></text:p>
      <text:p text:style-name="P12"><text:span text:style-name="Source_20_Text"><text:span text:style-name="T65">对象表达式和对象声明</text:span></text:span><text:span text:style-name="Source_20_Text"><text:span text:style-name="T63">:</text:span></text:span></text:p>
      <text:p text:style-name="P26"><text:span text:style-name="Source_20_Text"><text:span text:style-name="T42"/></text:span></text:p>
      <text:p text:style-name="P26"><text:span text:style-name="Source_20_Text"><text:span text:style-name="T61">对象表达式</text:span></text:span><text:span text:style-name="Source_20_Text"><text:span text:style-name="T62">：</text:span></text:span></text:p>
      <text:list xml:id="list184032115377751" text:continue-numbering="true" text:style-name="L22">
        <text:list-item>
          <text:p text:style-name="P63"><text:span text:style-name="Source_20_Text"><text:span text:style-name="T36">对象表达式</text:span></text:span><text:span text:style-name="Source_20_Text"><text:span text:style-name="T43">object : A代替匿名内部类的实现</text:span></text:span></text:p>
        </text:list-item>
        <text:list-item>
          <text:p text:style-name="P63"><text:span text:style-name="Source_20_Text"><text:span text:style-name="T43">对象表达式中可以访问外部非final的变量</text:span></text:span></text:p>
        </text:list-item>
      </text:list>
      <text:p text:style-name="P22"><text:span text:style-name="Source_20_Text"><text:span text:style-name="T61">对象声明</text:span></text:span><text:span text:style-name="Source_20_Text"><text:span text:style-name="T62">：</text:span></text:span></text:p>
      <text:list xml:id="list184033284015403" text:continue-numbering="true" text:style-name="L22">
        <text:list-item>
          <text:p text:style-name="P67"><text:span text:style-name="Source_20_Text"><text:span text:style-name="T43">object A{...}表示A为单例类，可以继承子其他类</text:span></text:span></text:p>
        </text:list-item>
        <text:list-item>
          <text:p text:style-name="P67"><text:span text:style-name="Source_20_Text"><text:span text:style-name="T43">局部作用域(函数内部)不能对象声明</text:span></text:span></text:p>
        </text:list-item>
        <text:list-item>
          <text:p text:style-name="P67"><text:span text:style-name="Source_20_Text"><text:span text:style-name="T43">类内部用</text:span></text:span><text:span text:style-name="Source_20_Text"><text:span text:style-name="T44">companion object A对象声明为伴生对象</text:span></text:span></text:p>
        </text:list-item>
        <text:list-item>
          <text:p text:style-name="P67"><text:span text:style-name="Source_20_Text"><text:span text:style-name="T44">伴生对象成员可通过类名.方法名调用，可作为静态方法使用</text:span></text:span></text:p>
        </text:list-item>
        <text:list-item>
          <text:p text:style-name="P67"><text:span text:style-name="Source_20_Text"><text:span text:style-name="T44">伴生对象名A可省略，引用时使用名称Companion</text:span></text:span></text:p>
        </text:list-item>
      </text:list>
      <text:p text:style-name="P22"><text:span text:style-name="Source_20_Text"><text:span text:style-name="T44"/></text:span></text:p>
      <text:p text:style-name="P22"><text:span text:style-name="Source_20_Text"><text:span text:style-name="T44"/></text:span></text:p>
      <text:p text:style-name="P22"><text:soft-page-break/><text:span text:style-name="Source_20_Text"><text:span text:style-name="T60">对象表达式和对象声明：</text:span></text:span></text:p>
      <text:list xml:id="list7300937577546530999" text:style-name="L25">
        <text:list-item>
          <text:p text:style-name="P72"><text:span text:style-name="Source_20_Text"><text:span text:style-name="T44">对象表达式立即初始化，对象声明第一次访问时初始化</text:span></text:span></text:p>
        </text:list-item>
        <text:list-item>
          <text:p text:style-name="P72"><text:span text:style-name="Source_20_Text"><text:span text:style-name="T44">伴生对象在加载类时初始化</text:span></text:span></text:p>
        </text:list-item>
      </text:list>
      <text:p text:style-name="P22"><text:span text:style-name="Source_20_Text"><text:span text:style-name="T36"/></text:span></text:p>
      <text:p text:style-name="P12"><text:span text:style-name="Source_20_Text"><text:span text:style-name="T65">类委托</text:span></text:span><text:span text:style-name="Source_20_Text"><text:span text:style-name="T63">:</text:span></text:span></text:p>
      <text:list xml:id="list184033066545805" text:continue-list="list184033284015403" text:style-name="L22">
        <text:list-item>
          <text:p text:style-name="P63"><text:span text:style-name="Source_20_Text"><text:span text:style-name="T36">很好的替代继承的方案</text:span></text:span></text:p>
        </text:list-item>
        <text:list-item>
          <text:p text:style-name="P68"><text:span text:style-name="Source_20_Text"><text:span text:style-name="T45">class A(b: B) : B by b,A调用B的方法会转发给b</text:span></text:span></text:p>
        </text:list-item>
      </text:list>
      <text:p text:style-name="P23"><text:span text:style-name="Source_20_Text"><text:span text:style-name="T45"/></text:span></text:p>
      <text:p text:style-name="P12"><text:span text:style-name="Source_20_Text"><text:span text:style-name="T65">委托属性</text:span></text:span><text:span text:style-name="Source_20_Text"><text:span text:style-name="T63">:</text:span></text:span></text:p>
      <text:list xml:id="list184033079950768" text:continue-numbering="true" text:style-name="L22">
        <text:list-item>
          <text:p text:style-name="P68"><text:span text:style-name="Source_20_Text"><text:span text:style-name="T45">格式： var/val ‘属性名’: ‘类型’ by ‘表达式’</text:span></text:span></text:p>
        </text:list-item>
        <text:list-item>
          <text:p text:style-name="P68"><text:span text:style-name="Source_20_Text"><text:span text:style-name="T45">get、set方法被委托给委托的getValue、setValue方法</text:span></text:span></text:p>
        </text:list-item>
        <text:list-item>
          <text:p text:style-name="P68"><text:span text:style-name="Source_20_Text"><text:span text:style-name="T45">属性的委托需要提供getValue、setValue方法</text:span></text:span></text:p>
        </text:list-item>
        <text:list-item>
          <text:p text:style-name="P69"><text:span text:style-name="Source_20_Text"><text:span text:style-name="T47">val属性的委托只需提供getValue</text:span></text:span></text:p>
        </text:list-item>
        <text:list-item>
          <text:p text:style-name="P68"><text:span text:style-name="Source_20_Text"><text:span text:style-name="T45">延迟属性委托 by lazy</text:span></text:span></text:p>
        </text:list-item>
        <text:list-item>
          <text:p text:style-name="P68"><text:span text:style-name="Source_20_Text"><text:span text:style-name="T45">可观察属性委托 </text:span></text:span><text:span text:style-name="Source_20_Text"><text:span text:style-name="T46">by Delegates.observable()</text:span></text:span></text:p>
        </text:list-item>
        <text:list-item>
          <text:p text:style-name="P68"><text:span text:style-name="Source_20_Text"><text:span text:style-name="T46">截获赋值委托 by vetoable</text:span></text:span></text:p>
        </text:list-item>
        <text:list-item>
          <text:p text:style-name="P68"><text:span text:style-name="Source_20_Text"><text:span text:style-name="T46">从</text:span></text:span><text:span text:style-name="Source_20_Text"><text:span text:style-name="T47">map中取值委托 by map</text:span></text:span></text:p>
        </text:list-item>
        <text:list-item>
          <text:p text:style-name="P68"><text:span text:style-name="Source_20_Text"><text:span text:style-name="T47">用provideDelegate扩展委托逻辑</text:span></text:span></text:p>
        </text:list-item>
      </text:list>
      <text:p text:style-name="P19"><text:span text:style-name="Source_20_Text"><text:span text:style-name="T36"/></text:span></text:p>
      <text:p text:style-name="P12"><text:span text:style-name="Source_20_Text"><text:span text:style-name="T36"/></text:span></text:p>
      <text:p text:style-name="P37"><text:span text:style-name="Source_20_Text"><text:span text:style-name="T17"/></text:span></text:p>
      <text:p text:style-name="P6"><text:span text:style-name="Source_20_Text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fo:font-weight="bold" officeooo:rsid="00167c06" style:font-size-asian="16pt" style:font-weight-asian="bold" style:font-size-complex="16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09:35:48.322988549</meta:creation-date>
    <dc:date>2017-09-10T18:40:30.932243147</dc:date>
    <meta:editing-duration>PT7H7M20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8" meta:paragraph-count="168" meta:word-count="2033" meta:character-count="2823" meta:non-whitespace-character-count="2723"/>
  </office:meta>
</office:document-meta>
</file>